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ageMas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Pag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PageMaster.SimplePageMast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addRegion( Region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PageMaster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PageMast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Reference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Pag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Region( int reg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Mas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regionNameExists( String reg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PageMaster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PageMaster.validateChildNode( Locator loc , String nsURI , String localN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implePageMaster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getReg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.addChildNode( FONod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PageMaster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